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16.9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Normal">
      <style:table-cell-properties fo:border="none"/>
      <style:paragraph-properties style:writing-mode="page"/>
      <style:text-properties fo:font-style="normal" fo:font-weight="normal"/>
    </style:style>
    <style:style style:name="ce6" style:family="table-cell" style:parent-style-name="Normal">
      <style:table-cell-properties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63.65mm" svg:y="25.77mm">
            <draw:object draw:notify-on-update-of-ranges="Sheet1.C11:Sheet1.C11 Sheet1.E1:Sheet1.E1 Sheet1.D2:Sheet1.D10 Sheet1.C2:Sheet1.C10 Sheet1.E11:Sheet1.E11 Sheet1.D12:Sheet1.D24 Sheet1.C1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Normal"/>
        <table:table-column table:style-name="co2" table:number-columns-repeated="2" table:default-cell-style-name="Normal"/>
        <table:table-column table:style-name="co3" table:default-cell-style-name="Normal"/>
        <table:table-column table:style-name="co4" table:number-columns-repeated="1020" table:default-cell-style-name="Normal"/>
        <table:table-row table:style-name="ro1">
          <table:table-cell table:style-name="ce4" office:value-type="string" calcext:value-type="string">
            <text:p>Nombre de mot de passe à craquer testé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Delta temps</text:p>
          </table:table-cell>
          <table:table-cell table:style-name="ce4" office:value-type="string" calcext:value-type="string">
            <text:p>Nombre de mots de passes testés</text:p>
          </table:table-cell>
          <table:table-cell office:value-type="string" calcext:value-type="string" table:number-columns-spanned="1" table:number-rows-spanned="10">
            <text:p>OMP</text:p>
          </table:table-cell>
          <table:table-cell table:number-columns-repeated="1019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585818295" calcext:value-type="float">
            <text:p>1585818295</text:p>
          </table:table-cell>
          <table:table-cell office:value-type="float" office:value="0" calcext:value-type="float">
            <text:p>0</text:p>
          </table:table-cell>
          <table:table-cell table:formula="of:=[.A2]*[.$B$30]/1000000" office:value-type="float" office:value="24.01344" calcext:value-type="float">
            <text:p>24,01344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1585818296" calcext:value-type="float">
            <text:p>1585818296</text:p>
          </table:table-cell>
          <table:table-cell office:value-type="float" office:value="1" calcext:value-type="float">
            <text:p>1</text:p>
          </table:table-cell>
          <table:table-cell table:formula="of:=[.A3]*[.$B$30]/1000000" office:value-type="float" office:value="34.58754" calcext:value-type="float">
            <text:p>34,58754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1585818297" calcext:value-type="float">
            <text:p>1585818297</text:p>
          </table:table-cell>
          <table:table-cell office:value-type="float" office:value="2" calcext:value-type="float">
            <text:p>2</text:p>
          </table:table-cell>
          <table:table-cell table:formula="of:=[.A4]*[.$B$30]/1000000" office:value-type="float" office:value="32.31354" calcext:value-type="float">
            <text:p>32,31354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1585818298" calcext:value-type="float">
            <text:p>1585818298</text:p>
          </table:table-cell>
          <table:table-cell office:value-type="float" office:value="3" calcext:value-type="float">
            <text:p>3</text:p>
          </table:table-cell>
          <table:table-cell table:formula="of:=[.A5]*[.$B$30]/1000000" office:value-type="float" office:value="30.8127" calcext:value-type="float">
            <text:p>30,8127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585818299" calcext:value-type="float">
            <text:p>1585818299</text:p>
          </table:table-cell>
          <table:table-cell office:value-type="float" office:value="4" calcext:value-type="float">
            <text:p>4</text:p>
          </table:table-cell>
          <table:table-cell table:formula="of:=[.A6]*[.$B$30]/1000000" office:value-type="float" office:value="27.24252" calcext:value-type="float">
            <text:p>27,24252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585818300" calcext:value-type="float">
            <text:p>1585818300</text:p>
          </table:table-cell>
          <table:table-cell office:value-type="float" office:value="5" calcext:value-type="float">
            <text:p>5</text:p>
          </table:table-cell>
          <table:table-cell table:formula="of:=[.A7]*[.$B$30]/1000000" office:value-type="float" office:value="25.2414" calcext:value-type="float">
            <text:p>25,2414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585818301" calcext:value-type="float">
            <text:p>1585818301</text:p>
          </table:table-cell>
          <table:table-cell office:value-type="float" office:value="6" calcext:value-type="float">
            <text:p>6</text:p>
          </table:table-cell>
          <table:table-cell table:formula="of:=[.A8]*[.$B$30]/1000000" office:value-type="float" office:value="26.35566" calcext:value-type="float">
            <text:p>26,35566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1585818302" calcext:value-type="float">
            <text:p>1585818302</text:p>
          </table:table-cell>
          <table:table-cell office:value-type="float" office:value="7" calcext:value-type="float">
            <text:p>7</text:p>
          </table:table-cell>
          <table:table-cell table:formula="of:=[.A9]*[.$B$30]/1000000" office:value-type="float" office:value="25.30962" calcext:value-type="float">
            <text:p>25,30962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585818303" calcext:value-type="float">
            <text:p>1585818303</text:p>
          </table:table-cell>
          <table:table-cell office:value-type="float" office:value="8" calcext:value-type="float">
            <text:p>8</text:p>
          </table:table-cell>
          <table:table-cell table:formula="of:=[.A10]*[.$B$30]/1000000" office:value-type="float" office:value="1.61454" calcext:value-type="float">
            <text:p>1,61454</text:p>
          </table:table-cell>
          <table:covered-table-cell/>
          <table:table-cell table:number-columns-repeated="1019"/>
        </table:table-row>
        <table:table-row table:style-name="ro3">
          <table:table-cell table:style-name="ce4" office:value-type="string" calcext:value-type="string">
            <text:p>Nombre de mot de passe à craquer testé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Delta temps</text:p>
          </table:table-cell>
          <table:table-cell table:style-name="ce4" office:value-type="string" calcext:value-type="string">
            <text:p>Nombre de mots de passes testés</text:p>
          </table:table-cell>
          <table:table-cell office:value-type="string" calcext:value-type="string" table:number-columns-spanned="1" table:number-rows-spanned="14">
            <text:p>MONO</text:p>
          </table:table-cell>
          <table:table-cell table:number-columns-repeated="1019"/>
        </table:table-row>
        <table:table-row table:style-name="ro2"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1585816739" calcext:value-type="float">
            <text:p>1585816739</text:p>
          </table:table-cell>
          <table:table-cell office:value-type="float" office:value="0" calcext:value-type="float">
            <text:p>0</text:p>
          </table:table-cell>
          <table:table-cell table:formula="of:=[.A12]*[.$B$30]/1000000" office:value-type="float" office:value="19.48818" calcext:value-type="float">
            <text:p>19,48818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585816740" calcext:value-type="float">
            <text:p>1585816740</text:p>
          </table:table-cell>
          <table:table-cell office:value-type="float" office:value="1" calcext:value-type="float">
            <text:p>1</text:p>
          </table:table-cell>
          <table:table-cell table:formula="of:=[.A13]*[.$B$30]/1000000" office:value-type="float" office:value="23.10384" calcext:value-type="float">
            <text:p>23,10384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1585816741" calcext:value-type="float">
            <text:p>1585816741</text:p>
          </table:table-cell>
          <table:table-cell office:value-type="float" office:value="2" calcext:value-type="float">
            <text:p>2</text:p>
          </table:table-cell>
          <table:table-cell table:formula="of:=[.A14]*[.$B$30]/1000000" office:value-type="float" office:value="18.14652" calcext:value-type="float">
            <text:p>18,14652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1585816742" calcext:value-type="float">
            <text:p>1585816742</text:p>
          </table:table-cell>
          <table:table-cell office:value-type="float" office:value="3" calcext:value-type="float">
            <text:p>3</text:p>
          </table:table-cell>
          <table:table-cell table:formula="of:=[.A15]*[.$B$30]/1000000" office:value-type="float" office:value="20.71614" calcext:value-type="float">
            <text:p>20,71614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1585816743" calcext:value-type="float">
            <text:p>1585816743</text:p>
          </table:table-cell>
          <table:table-cell office:value-type="float" office:value="4" calcext:value-type="float">
            <text:p>4</text:p>
          </table:table-cell>
          <table:table-cell table:formula="of:=[.A16]*[.$B$30]/1000000" office:value-type="float" office:value="22.64904" calcext:value-type="float">
            <text:p>22,64904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1585816744" calcext:value-type="float">
            <text:p>1585816744</text:p>
          </table:table-cell>
          <table:table-cell office:value-type="float" office:value="5" calcext:value-type="float">
            <text:p>5</text:p>
          </table:table-cell>
          <table:table-cell table:formula="of:=[.A17]*[.$B$30]/1000000" office:value-type="float" office:value="21.98958" calcext:value-type="float">
            <text:p>21,98958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1585816745" calcext:value-type="float">
            <text:p>1585816745</text:p>
          </table:table-cell>
          <table:table-cell office:value-type="float" office:value="6" calcext:value-type="float">
            <text:p>6</text:p>
          </table:table-cell>
          <table:table-cell table:formula="of:=[.A18]*[.$B$30]/1000000" office:value-type="float" office:value="18.21474" calcext:value-type="float">
            <text:p>18,21474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1585816746" calcext:value-type="float">
            <text:p>1585816746</text:p>
          </table:table-cell>
          <table:table-cell office:value-type="float" office:value="7" calcext:value-type="float">
            <text:p>7</text:p>
          </table:table-cell>
          <table:table-cell table:formula="of:=[.A19]*[.$B$30]/1000000" office:value-type="float" office:value="16.91856" calcext:value-type="float">
            <text:p>16,91856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1585816747" calcext:value-type="float">
            <text:p>1585816747</text:p>
          </table:table-cell>
          <table:table-cell office:value-type="float" office:value="8" calcext:value-type="float">
            <text:p>8</text:p>
          </table:table-cell>
          <table:table-cell table:formula="of:=[.A20]*[.$B$30]/1000000" office:value-type="float" office:value="17.00952" calcext:value-type="float">
            <text:p>17,00952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1585816748" calcext:value-type="float">
            <text:p>1585816748</text:p>
          </table:table-cell>
          <table:table-cell table:style-name="ce6" office:value-type="float" office:value="9" calcext:value-type="float">
            <text:p>9</text:p>
          </table:table-cell>
          <table:table-cell table:formula="of:=[.A21]*[.$B$30]/1000000" office:value-type="float" office:value="17.07774" calcext:value-type="float">
            <text:p>17,07774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585816749" calcext:value-type="float">
            <text:p>1585816749</text:p>
          </table:table-cell>
          <table:table-cell table:style-name="ce6" office:value-type="float" office:value="10" calcext:value-type="float">
            <text:p>10</text:p>
          </table:table-cell>
          <table:table-cell table:formula="of:=[.A22]*[.$B$30]/1000000" office:value-type="float" office:value="15.918" calcext:value-type="float">
            <text:p>15,918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1585816750" calcext:value-type="float">
            <text:p>1585816750</text:p>
          </table:table-cell>
          <table:table-cell table:style-name="ce6" office:value-type="float" office:value="11" calcext:value-type="float">
            <text:p>11</text:p>
          </table:table-cell>
          <table:table-cell table:formula="of:=[.A23]*[.$B$30]/1000000" office:value-type="float" office:value="14.53086" calcext:value-type="float">
            <text:p>14,53086</text:p>
          </table:table-cell>
          <table:covered-table-cell/>
          <table:table-cell table:number-columns-repeated="1019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float" office:value="1585816751" calcext:value-type="float">
            <text:p>1585816751</text:p>
          </table:table-cell>
          <table:table-cell table:style-name="ce6" office:value-type="float" office:value="12" calcext:value-type="float">
            <text:p>12</text:p>
          </table:table-cell>
          <table:table-cell table:formula="of:=[.A24]*[.$B$30]/1000000" office:value-type="float" office:value="1.56906" calcext:value-type="float">
            <text:p>1,56906</text:p>
          </table:table-cell>
          <table:covered-table-cell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Nombre de hash du dict</text:p>
          </table:table-cell>
          <table:table-cell table:style-name="ce5" office:value-type="float" office:value="22740" calcext:value-type="float">
            <text:p>22740</text:p>
          </table:table-cell>
          <table:table-cell table:number-columns-repeated="1022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:Sheet1.E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Normal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/>
    <meta:creation-date/>
    <meta:editing-cycles>2</meta:editing-cycles>
    <meta:editing-duration>PT14M48S</meta:editing-duration>
    <dc:date>2020-04-02T11:38:24.058570627</dc:date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04cm" svg:y="0.316cm" chart:style-name="ch2">
          <text:p>Nombre de mots de passe testés en fonction du temps (Millions/sec)</text:p>
        </chart:title>
        <chart:legend chart:legend-position="end" svg:x="13.598cm" svg:y="3.952cm" style:legend-expansion="high" chart:style-name="ch3"/>
        <chart:plot-area chart:style-name="ch4" table:cell-range-address="Sheet1.C2:Sheet1.C11 Sheet1.E1:Sheet1.E1 Sheet1.D2:Sheet1.D10 Sheet1.E11:Sheet1.E11 Sheet1.D12:Sheet1.D24" chart:data-source-has-labels="both" svg:x="1.331cm" svg:y="1.275cm" svg:width="11.947cm" svg:height="6.564cm">
          <chartooo:coordinate-region svg:x="1.952cm" svg:y="1.474cm" svg:width="11.139cm" svg:height="5.718cm"/>
          <chart:axis chart:dimension="x" chart:name="primary-x" chart:style-name="ch5" chartooo:axis-type="auto">
            <chart:title svg:x="6.36cm" svg:y="8.019cm" chart:style-name="ch6">
              <text:p>Temps (sec)</text:p>
            </chart:title>
            <chart:categories table:cell-range-address="Sheet1.C11:Sheet1.C11"/>
            <chart:grid chart:style-name="ch7" chart:class="major"/>
          </chart:axis>
          <chart:axis chart:dimension="y" chart:name="primary-y" chart:style-name="ch5">
            <chart:title svg:x="0.451cm" svg:y="7.974cm" chart:style-name="ch8">
              <text:p>Nombre de mots de passes testés (en Millions)</text:p>
            </chart:title>
            <chart:grid chart:style-name="ch7" chart:class="major"/>
          </chart:axis>
          <chart:series chart:style-name="ch9" chart:values-cell-range-address="Sheet1.D2:Sheet1.D10" chart:label-cell-address="Sheet1.E1:Sheet1.E1" chart:class="chart:scatter">
            <chart:domain table:cell-range-address="Sheet1.C2:Sheet1.C10"/>
            <chart:data-point chart:repeated="9"/>
          </chart:series>
          <chart:series chart:style-name="ch10" chart:values-cell-range-address="Sheet1.D12:Sheet1.D24" chart:label-cell-address="Sheet1.E11:Sheet1.E11" chart:class="chart:scatter">
            <chart:domain table:cell-range-address="Sheet1.C12:Sheet1.C24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OMP</text:p>
                <draw:g>
                  <svg:desc>Sheet1.E1:Sheet1.E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MONO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lta temps</text:p>
                <draw:g>
                  <svg:desc>Sheet1.C11:Sheet1.C11</svg:desc>
                </draw:g>
              </table:table-cell>
              <table:table-cell office:value-type="float" office:value="0">
                <text:p>0</text:p>
                <draw:g>
                  <svg:desc>Sheet1.C2:Sheet1.C10</svg:desc>
                </draw:g>
              </table:table-cell>
              <table:table-cell office:value-type="float" office:value="24.01344">
                <text:p>24.01344</text:p>
                <draw:g>
                  <svg:desc>Sheet1.D2:Sheet1.D10</svg:desc>
                </draw:g>
              </table:table-cell>
              <table:table-cell office:value-type="float" office:value="0">
                <text:p>0</text:p>
                <draw:g>
                  <svg:desc>Sheet1.C12:Sheet1.C24</svg:desc>
                </draw:g>
              </table:table-cell>
              <table:table-cell office:value-type="float" office:value="19.48818">
                <text:p>19.48818</text:p>
                <draw:g>
                  <svg:desc>Sheet1.D12:Sheet1.D24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4.58754">
                <text:p>34.58754</text:p>
              </table:table-cell>
              <table:table-cell office:value-type="float" office:value="1">
                <text:p>1</text:p>
              </table:table-cell>
              <table:table-cell office:value-type="float" office:value="23.10384">
                <text:p>23.1038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2.31354">
                <text:p>32.31354</text:p>
              </table:table-cell>
              <table:table-cell office:value-type="float" office:value="2">
                <text:p>2</text:p>
              </table:table-cell>
              <table:table-cell office:value-type="float" office:value="18.14652">
                <text:p>18.1465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0.8127">
                <text:p>30.8127</text:p>
              </table:table-cell>
              <table:table-cell office:value-type="float" office:value="3">
                <text:p>3</text:p>
              </table:table-cell>
              <table:table-cell office:value-type="float" office:value="20.71614">
                <text:p>20.7161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7.24252">
                <text:p>27.24252</text:p>
              </table:table-cell>
              <table:table-cell office:value-type="float" office:value="4">
                <text:p>4</text:p>
              </table:table-cell>
              <table:table-cell office:value-type="float" office:value="22.64904">
                <text:p>22.649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5.2414">
                <text:p>25.2414</text:p>
              </table:table-cell>
              <table:table-cell office:value-type="float" office:value="5">
                <text:p>5</text:p>
              </table:table-cell>
              <table:table-cell office:value-type="float" office:value="21.98958">
                <text:p>21.9895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6.35566">
                <text:p>26.35566</text:p>
              </table:table-cell>
              <table:table-cell office:value-type="float" office:value="6">
                <text:p>6</text:p>
              </table:table-cell>
              <table:table-cell office:value-type="float" office:value="18.21474">
                <text:p>18.2147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5.30962">
                <text:p>25.30962</text:p>
              </table:table-cell>
              <table:table-cell office:value-type="float" office:value="7">
                <text:p>7</text:p>
              </table:table-cell>
              <table:table-cell office:value-type="float" office:value="16.91856">
                <text:p>16.9185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61454">
                <text:p>1.61454</text:p>
              </table:table-cell>
              <table:table-cell office:value-type="float" office:value="8">
                <text:p>8</text:p>
              </table:table-cell>
              <table:table-cell office:value-type="float" office:value="17.00952">
                <text:p>17.0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7.07774">
                <text:p>17.07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.918">
                <text:p>15.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.53086">
                <text:p>14.53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56906">
                <text:p>1.56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